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>
      <style:map style:condition="cell-content()&lt;10" style:apply-style-name="Bad" style:base-cell-address="Hoja1.B6"/>
      <style:map style:condition="cell-content()=10" style:apply-style-name="Default" style:base-cell-address="Hoja1.B6"/>
      <style:map style:condition="cell-content()&gt;10" style:apply-style-name="Good" style:base-cell-address="Hoja1.B6"/>
    </style:style>
    <style:style style:name="ce5" style:family="table-cell" style:parent-style-name="Default" style:data-style-name="N99"/>
    <style:style style:name="ce1" style:family="table-cell" style:parent-style-name="Default" style:data-style-name="N99"/>
    <style:style style:name="ce7" style:family="table-cell" style:parent-style-name="Default">
      <style:map style:condition="cell-content()=0" style:apply-style-name="Good" style:base-cell-address="Hoja1.G4"/>
      <style:map style:condition="cell-content()=1" style:apply-style-name="Bad" style:base-cell-address="Hoja1.G4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Mayor, Menor o Igual que 10</text:p>
          </table:table-cell>
          <table:covered-table-cell table:style-name="ce5"/>
          <table:covered-table-cell/>
          <table:table-cell table:number-columns-repeated="5"/>
          <table:table-cell office:value-type="string" calcext:value-type="string">
            <text:p>Nombres</text:p>
          </table:table-cell>
          <table:table-cell office:value-type="string" calcext:value-type="string">
            <text:p>Decimal a</text:p>
          </table:table-cell>
          <table:table-cell office:value-type="string" calcext:value-type="string">
            <text:p>Binari a</text:p>
          </table:table-cell>
          <table:table-cell office:value-type="string" calcext:value-type="string">
            <text:p>Octal a</text:p>
          </table:table-cell>
          <table:table-cell office:value-type="string" calcext:value-type="string">
            <text:p>Hexadecimal a</text:p>
          </table:table-cell>
        </table:table-row>
        <table:table-row table:style-name="ro1">
          <table:table-cell/>
          <table:table-cell table:style-name="ce3" office:value-type="string" calcext:value-type="string">
            <text:p>Verde Mayor</text:p>
          </table:table-cell>
          <table:table-cell table:style-name="ce1" office:value-type="string" calcext:value-type="string">
            <text:p>Rojo Menor</text:p>
          </table:table-cell>
          <table:table-cell table:style-name="ce1" office:value-type="string" calcext:value-type="string">
            <text:p>Negro Igual</text:p>
          </table:table-cell>
          <table:table-cell table:style-name="ce1"/>
          <table:table-cell table:number-columns-repeated="3"/>
          <table:table-cell office:value-type="string" calcext:value-type="string">
            <text:p>Decimal</text:p>
          </table:table-cell>
          <table:table-cell office:value-type="float" office:value="10" calcext:value-type="float">
            <text:p>10</text:p>
          </table:table-cell>
          <table:table-cell/>
          <table:table-cell table:formula="of:=BIN2DEC([.J4])" office:value-type="float" office:value="25" calcext:value-type="float">
            <text:p>25</text:p>
          </table:table-cell>
          <table:table-cell table:formula="of:=OCT2DEC([.J5])" office:value-type="float" office:value="446" calcext:value-type="float">
            <text:p>446</text:p>
          </table:table-cell>
          <table:table-cell table:formula="of:=HEX2DEC([.J6])" office:value-type="float" office:value="42" calcext:value-type="float">
            <text:p>42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style-name="ce7" table:formula="of:=MOD([.F4];2)" office:value-type="float" office:value="1" calcext:value-type="float">
            <text:p>1</text:p>
          </table:table-cell>
          <table:table-cell/>
          <table:table-cell office:value-type="string" calcext:value-type="string">
            <text:p>Binario</text:p>
          </table:table-cell>
          <table:table-cell office:value-type="float" office:value="11001" calcext:value-type="float">
            <text:p>11001</text:p>
          </table:table-cell>
          <table:table-cell table:formula="of:=DEC2BIN([.J3])" office:value-type="string" office:string-value="1010" calcext:value-type="string">
            <text:p>1010</text:p>
          </table:table-cell>
          <table:table-cell/>
          <table:table-cell table:formula="of:=OCT2BIN([.J5])" office:value-type="string" office:string-value="110111110" calcext:value-type="string">
            <text:p>110111110</text:p>
          </table:table-cell>
          <table:table-cell table:formula="of:=HEX2BIN([.J6])" office:value-type="string" office:string-value="101010" calcext:value-type="string">
            <text:p>101010</text:p>
          </table:table-cell>
        </table:table-row>
        <table:table-row table:style-name="ro1">
          <table:table-cell/>
          <table:table-cell office:value-type="string" calcext:value-type="string">
            <text:p>Numero</text:p>
          </table:table-cell>
          <table:table-cell table:number-columns-repeated="6"/>
          <table:table-cell office:value-type="string" calcext:value-type="string">
            <text:p>Octal</text:p>
          </table:table-cell>
          <table:table-cell office:value-type="float" office:value="676" calcext:value-type="float">
            <text:p>676</text:p>
          </table:table-cell>
          <table:table-cell table:formula="of:=DEC2OCT([.J3])" office:value-type="string" office:string-value="12" calcext:value-type="string">
            <text:p>12</text:p>
          </table:table-cell>
          <table:table-cell table:formula="of:=BIN2OCT([.J4])" office:value-type="string" office:string-value="31" calcext:value-type="string">
            <text:p>31</text:p>
          </table:table-cell>
          <table:table-cell/>
          <table:table-cell table:formula="of:=HEX2OCT([.J6])" office:value-type="string" office:string-value="52" calcext:value-type="string">
            <text:p>52</text:p>
          </table:table-cell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number-columns-repeated="6"/>
          <table:table-cell office:value-type="string" calcext:value-type="string">
            <text:p>Hexadecimal</text:p>
          </table:table-cell>
          <table:table-cell office:value-type="string" calcext:value-type="string">
            <text:p>2A</text:p>
          </table:table-cell>
          <table:table-cell table:formula="of:=DEC2HEX([.J3])" office:value-type="string" office:string-value="A" calcext:value-type="string">
            <text:p>A</text:p>
          </table:table-cell>
          <table:table-cell table:formula="of:=BIN2HEX([.J4])" office:value-type="string" office:string-value="19" calcext:value-type="string">
            <text:p>19</text:p>
          </table:table-cell>
          <table:table-cell table:formula="of:=OCT2HEX([.J5])" office:value-type="string" office:string-value="1BE" calcext:value-type="string">
            <text:p>1BE</text:p>
          </table:table-cell>
          <table:table-cell/>
        </table:table-row>
        <calcext:conditional-formats>
          <calcext:conditional-format calcext:target-range-address="Hoja1.B6:Hoja1.B6">
            <calcext:condition calcext:apply-style-name="Bad" calcext:value="&lt;10" calcext:base-cell-address="Hoja1.B6"/>
            <calcext:condition calcext:apply-style-name="Default" calcext:value="=10" calcext:base-cell-address="Hoja1.B6"/>
            <calcext:condition calcext:apply-style-name="Good" calcext:value="&gt;10" calcext:base-cell-address="Hoja1.B6"/>
          </calcext:conditional-format>
          <calcext:conditional-format calcext:target-range-address="Hoja1.G4:Hoja1.G4">
            <calcext:condition calcext:apply-style-name="Good" calcext:value="=0" calcext:base-cell-address="Hoja1.G4"/>
            <calcext:condition calcext:apply-style-name="Bad" calcext:value="=1" calcext:base-cell-address="Hoja1.G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08:12:59.426858984</meta:creation-date>
    <dc:date>2023-01-12T10:45:12.014849461</dc:date>
    <meta:editing-duration>PT11M35S</meta:editing-duration>
    <meta:editing-cycles>3</meta:editing-cycles>
    <meta:generator>LibreOffice/7.3.7.2$Linux_X86_64 LibreOffice_project/30$Build-2</meta:generator>
    <meta:document-statistic meta:table-count="1" meta:cell-count="33" meta:object-count="0"/>
  </office:meta>
</office:document-meta>
</file>